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ora1" svg:font-family="Lora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1.7306in" style:rel-column-width="16377*"/>
    </style:style>
    <style:style style:name="Table1.B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9in" style:rel-column-width="16392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57176" officeooo:paragraph-rsid="00157176" style:font-size-asian="22pt" style:font-name-complex="KFGQPC Uthmanic Script HAFS1" style:font-size-complex="22pt"/>
    </style:style>
    <style:style style:name="P2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6f2e1" officeooo:paragraph-rsid="0016f2e1" style:font-size-asian="22pt" style:font-name-complex="KFGQPC Uthmanic Script HAFS1" style:font-size-complex="22pt"/>
    </style:style>
    <style:style style:name="P3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7943f" officeooo:paragraph-rsid="0017943f" style:font-size-asian="22pt" style:font-name-complex="KFGQPC Uthmanic Script HAFS1" style:font-size-complex="22pt"/>
    </style:style>
    <style:style style:name="P4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91680" officeooo:paragraph-rsid="00191680" style:font-size-asian="22pt" style:font-name-complex="KFGQPC Uthmanic Script HAFS1" style:font-size-complex="22pt"/>
    </style:style>
    <style:style style:name="P5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c379c" officeooo:paragraph-rsid="001c379c" style:font-size-asian="22pt" style:font-name-complex="KFGQPC Uthmanic Script HAFS1" style:font-size-complex="22pt"/>
    </style:style>
    <style:style style:name="P6" style:family="paragraph" style:parent-style-name="Table_20_Contents">
      <style:paragraph-properties fo:text-align="center" style:justify-single-word="false"/>
      <style:text-properties style:font-name="KFGQPC Uthmanic Script HAFS1" fo:font-size="22pt" officeooo:rsid="002467d5" officeooo:paragraph-rsid="002467d5" style:font-size-asian="22pt" style:font-name-complex="KFGQPC Uthmanic Script HAFS1" style:font-size-complex="22pt"/>
    </style:style>
    <style:style style:name="P7" style:family="paragraph" style:parent-style-name="Table_20_Contents">
      <style:paragraph-properties fo:text-align="center" style:justify-single-word="false"/>
      <style:text-properties style:font-name="KFGQPC Uthmanic Script HAFS1" fo:font-size="22pt" officeooo:rsid="00253ad1" officeooo:paragraph-rsid="00253ad1" style:font-size-asian="22pt" style:font-name-complex="KFGQPC Uthmanic Script HAFS1" style:font-size-complex="22pt"/>
    </style:style>
    <style:style style:name="P8" style:family="paragraph" style:parent-style-name="Heading_20_3">
      <style:paragraph-properties fo:text-align="center" style:justify-single-word="false" style:writing-mode="rl-tb"/>
      <style:text-properties style:font-name="KFGQPC Uthmanic Script HAFS1" fo:font-size="22pt" fo:font-weight="normal" officeooo:rsid="001cfb00" officeooo:paragraph-rsid="001cfb00" style:font-size-asian="22pt" style:font-weight-asian="normal" style:font-name-complex="KFGQPC Uthmanic Script HAFS1" style:font-size-complex="5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22pt" officeooo:rsid="00157176" officeooo:paragraph-rsid="00157176" style:font-size-asian="22pt" style:font-name-complex="KFGQPC Uthmanic Script HAFS1" style:font-size-complex="22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22pt" officeooo:rsid="0017943f" officeooo:paragraph-rsid="0017943f" style:font-size-asian="22pt" style:font-name-complex="KFGQPC Uthmanic Script HAFS1" style:font-size-complex="22pt"/>
    </style:style>
    <style:style style:name="P11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Lora1" fo:font-size="16pt" officeooo:rsid="001ca278" officeooo:paragraph-rsid="001ca278" style:font-size-asian="16pt" style:font-name-complex="Lora1" style:font-size-complex="16pt"/>
    </style:style>
    <style:style style:name="P12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officeooo:rsid="00253ad1" officeooo:paragraph-rsid="00262728" fo:background-color="transparent" style:font-size-asian="22pt" style:font-size-complex="22pt"/>
    </style:style>
    <style:style style:name="P13" style:family="paragraph" style:parent-style-name="Table_20_Contents">
      <style:paragraph-properties fo:text-align="center" style:justify-single-word="false"/>
      <style:text-properties style:font-name="Lora1" fo:font-size="22pt" style:font-size-asian="22pt" style:font-size-complex="22pt"/>
    </style:style>
    <style:style style:name="P14" style:family="paragraph" style:parent-style-name="Table_20_Contents">
      <style:paragraph-properties fo:text-align="center" style:justify-single-word="false"/>
      <style:text-properties style:font-name="Lora1" fo:font-size="22pt" officeooo:rsid="00297b7e" officeooo:paragraph-rsid="00297b7e" style:font-size-asian="22pt" style:font-size-complex="22pt"/>
    </style:style>
    <style:style style:name="P15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1ab4ce" officeooo:paragraph-rsid="001ab4ce" style:font-size-asian="16pt" style:font-name-complex="Lora1" style:font-size-complex="16pt"/>
    </style:style>
    <style:style style:name="P16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1ca278" officeooo:paragraph-rsid="001ca278" style:font-size-asian="16pt" style:font-name-complex="Lora1" style:font-size-complex="16pt"/>
    </style:style>
    <style:style style:name="P17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2467d5" officeooo:paragraph-rsid="002467d5" style:font-size-asian="16pt" style:font-name-complex="Lora1" style:font-size-complex="16pt"/>
    </style:style>
    <style:style style:name="P18" style:family="paragraph" style:parent-style-name="Text_20_body">
      <style:paragraph-properties fo:text-align="center" style:justify-single-word="false" style:writing-mode="lr-tb"/>
      <style:text-properties style:font-name="Lora1" fo:font-size="16pt" fo:font-weight="normal" officeooo:rsid="001cfb00" officeooo:paragraph-rsid="001cfb00" style:font-size-asian="22pt" style:font-weight-asian="normal" style:font-name-complex="KFGQPC Uthmanic Script HAFS1" style:font-size-complex="50pt" style:font-weight-complex="normal"/>
    </style:style>
    <style:style style:name="P19" style:family="paragraph" style:parent-style-name="Text_20_body">
      <style:paragraph-properties fo:text-align="center" style:justify-single-word="false" style:writing-mode="lr-tb"/>
      <style:text-properties style:font-name="Lora1" fo:font-size="16pt" fo:font-weight="normal" officeooo:rsid="001fe92a" officeooo:paragraph-rsid="001fe92a" style:font-size-asian="22pt" style:font-weight-asian="normal" style:font-name-complex="KFGQPC Uthmanic Script HAFS1" style:font-size-complex="5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Lora1" fo:font-size="18pt" officeooo:rsid="0029f96a" officeooo:paragraph-rsid="0029f96a" style:font-size-asian="18pt" style:font-size-complex="18pt"/>
    </style:style>
    <style:style style:name="P21" style:family="paragraph" style:parent-style-name="Table_20_Contents">
      <style:paragraph-properties fo:text-align="center" style:justify-single-word="false"/>
      <style:text-properties style:font-name="Lora1" fo:font-size="18pt" style:font-size-asian="18pt" style:font-size-complex="18pt"/>
    </style:style>
    <style:style style:name="P22" style:family="paragraph" style:parent-style-name="Table_20_Contents">
      <style:paragraph-properties fo:text-align="center" style:justify-single-word="false"/>
      <style:text-properties style:font-name="Lora1" fo:font-size="18pt" officeooo:rsid="002a2e45" officeooo:paragraph-rsid="002a2e45" style:font-size-asian="18pt" style:font-size-complex="18pt"/>
    </style:style>
    <style:style style:name="P23" style:family="paragraph" style:parent-style-name="Table_20_Contents">
      <style:paragraph-properties fo:text-align="center" style:justify-single-word="false"/>
      <style:text-properties style:font-name="Lora1" fo:font-size="18pt" officeooo:rsid="002a5810" officeooo:paragraph-rsid="002a5810" style:font-size-asian="18pt" style:font-size-complex="18pt"/>
    </style:style>
    <style:style style:name="P24" style:family="paragraph" style:parent-style-name="Table_20_Contents">
      <style:paragraph-properties fo:text-align="center" style:justify-single-word="false"/>
      <style:text-properties style:font-name="Lora1" fo:font-size="18pt" officeooo:rsid="002c1ed5" officeooo:paragraph-rsid="002c1ed5" style:font-size-asian="18pt" style:font-size-complex="18pt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style:font-name="Lora1" fo:font-size="18pt" officeooo:rsid="002f1693" officeooo:paragraph-rsid="002f1693" style:font-size-asian="18pt" style:font-size-complex="18pt"/>
    </style:style>
    <style:style style:name="P26" style:family="paragraph" style:parent-style-name="Table_20_Contents">
      <style:paragraph-properties fo:text-align="center" style:justify-single-word="false"/>
      <style:text-properties fo:color="#c9211e" loext:opacity="100%" style:font-name="Lora1" fo:font-size="18pt" officeooo:rsid="002a2e45" officeooo:paragraph-rsid="002a2e45" style:font-size-asian="18pt" style:font-size-complex="18pt"/>
    </style:style>
    <style:style style:name="P27" style:family="paragraph" style:parent-style-name="Table_20_Contents">
      <style:paragraph-properties fo:text-align="center" style:justify-single-word="false"/>
      <style:text-properties fo:color="#c9211e" loext:opacity="100%" style:font-name="Lora1" fo:font-size="18pt" officeooo:rsid="002a5810" officeooo:paragraph-rsid="002a5810" style:font-size-asian="18pt" style:font-size-complex="18pt"/>
    </style:style>
    <style:style style:name="P28" style:family="paragraph" style:parent-style-name="Text_20_body">
      <style:paragraph-properties fo:text-align="start" style:justify-single-word="false" style:writing-mode="lr-tb"/>
      <style:text-properties fo:color="#2a6099" loext:opacity="100%" style:font-name="Lora1" fo:font-size="15pt" officeooo:rsid="001cc888" officeooo:paragraph-rsid="001cc888" style:font-size-asian="15pt" style:font-name-complex="Lora1" style:font-size-complex="15pt"/>
    </style:style>
    <style:style style:name="P29" style:family="paragraph" style:parent-style-name="Text_20_body">
      <style:paragraph-properties fo:text-align="center" style:justify-single-word="false" style:writing-mode="rl-tb"/>
      <style:text-properties style:font-name="KFGQPC Uthmanic Script HAFS1" fo:font-size="20pt" fo:font-weight="normal" officeooo:rsid="001cfb00" officeooo:paragraph-rsid="001cfb00" style:font-size-asian="20pt" style:font-weight-asian="normal" style:font-name-complex="KFGQPC Uthmanic Script HAFS1" style:font-size-complex="20pt" style:font-weight-complex="normal"/>
    </style:style>
    <style:style style:name="P30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15pt" fo:font-weight="normal" officeooo:rsid="001cc888" officeooo:paragraph-rsid="001cc888" style:font-size-asian="15pt" style:font-weight-asian="normal" style:font-name-complex="Lora1" style:font-size-complex="15pt" style:font-weight-complex="normal"/>
    </style:style>
    <style:style style:name="P31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253ad1" officeooo:paragraph-rsid="00262728" fo:background-color="transparent" style:font-size-asian="22pt" style:font-weight-asian="normal" style:font-name-complex="KFGQPC Uthmanic Script HAFS1" style:font-size-complex="22pt" style:font-weight-complex="normal"/>
    </style:style>
    <style:style style:name="P32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KFGQPC Uthmanic Script HAFS1" fo:font-size="22pt" fo:font-weight="normal" officeooo:rsid="000e60d8" officeooo:paragraph-rsid="000ae866" fo:background-color="transparent" style:font-size-asian="22pt" style:font-weight-asian="normal" style:font-name-complex="KFGQPC Uthmanic Script HAFS1" style:font-size-complex="22pt" style:font-weight-complex="normal"/>
    </style:style>
    <style:style style:name="T1" style:family="text">
      <style:text-properties officeooo:rsid="0016f2e1"/>
    </style:style>
    <style:style style:name="T2" style:family="text">
      <style:text-properties officeooo:rsid="0019168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name-complex="KFGQPC Uthmanic Script HAFS1" style:font-weight-complex="normal"/>
    </style:style>
    <style:style style:name="T5" style:family="text">
      <style:text-properties fo:font-weight="normal" officeooo:rsid="00262728" style:font-weight-asian="normal" style:font-name-complex="KFGQPC Uthmanic Script HAFS1" style:font-weight-complex="normal"/>
    </style:style>
    <style:style style:name="T6" style:family="text">
      <style:text-properties fo:color="#808080" loext:opacity="100%" fo:font-size="20pt" style:font-size-asian="20pt" style:font-size-complex="20pt"/>
    </style:style>
    <style:style style:name="T7" style:family="text">
      <style:text-properties fo:color="#2a6099" loext:opacity="100%" fo:font-size="20pt" style:font-size-asian="20pt" style:font-size-complex="20pt"/>
    </style:style>
    <style:style style:name="T8" style:family="text">
      <style:text-properties fo:color="#2a6099" loext:opacity="100%" fo:font-size="20pt" officeooo:rsid="0021467e" style:font-size-asian="20pt" style:font-size-complex="20pt"/>
    </style:style>
    <style:style style:name="T9" style:family="text">
      <style:text-properties officeooo:rsid="0022fffe"/>
    </style:style>
    <style:style style:name="T10" style:family="text">
      <style:text-properties officeooo:rsid="002d8c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/>
      <text:h text:style-name="P8" text:outline-level="3">سورة الم<text:span text:style-name="T9">ُ</text:span>ناف<text:span text:style-name="T9">ِ</text:span>ق</text:h>
      <text:h text:style-name="P8" text:outline-level="3"><text:span text:style-name="T6">[</text:span><text:span text:style-name="T7">النحو </text:span><text:span text:style-name="T8">والصرف</text:span><text:span text:style-name="T6">]</text:span></text:h>
      <text:p text:style-name="P29"/>
      <text:p text:style-name="P29"/>
      <text:p text:style-name="P29"/>
      <text:p text:style-name="P29"/>
      <text:p text:style-name="P29"/>
      <text:p text:style-name="P29"/>
      <text:p text:style-name="P18"/>
      <text:p text:style-name="P18"/>
      <text:p text:style-name="P18">From: Dream Program</text:p>
      <text:p text:style-name="P18">By Sakib</text:p>
      <text:p text:style-name="P18"/>
      <text:p text:style-name="P19">Mail: Sakibul706@gmail.com</text:p>
      <text:p text:style-name="P30">For the big 8 families you should be able to do them.</text:p>
      <text:p text:style-name="P28"><text:span text:style-name="T3">Small Families </text:span><text:span text:style-name="T4">صرف</text:span><text:span text:style-name="T3">: 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15">To come</text:p>
          </table:table-cell>
          <table:table-cell table:style-name="Table1.A1" office:value-type="string">
            <text:p text:style-name="P1">جَاءَ</text:p>
          </table:table-cell>
          <table:table-cell table:style-name="Table1.A1" office:value-type="string">
            <text:p text:style-name="P1">يَجِيؤُ</text:p>
          </table:table-cell>
          <table:table-cell table:style-name="Table1.D1" office:value-type="string">
            <text:p text:style-name="P1">مَجِيئًا</text:p>
          </table:table-cell>
        </table:table-row>
        <table:table-row>
          <table:table-cell table:style-name="Table1.A2" office:value-type="string">
            <text:p text:style-name="P16">To Say</text:p>
          </table:table-cell>
          <table:table-cell table:style-name="Table1.A2" office:value-type="string">
            <text:p text:style-name="P1">قَالَ</text:p>
          </table:table-cell>
          <table:table-cell table:style-name="Table1.A2" office:value-type="string">
            <text:p text:style-name="P1">يَقُولُ</text:p>
          </table:table-cell>
          <table:table-cell table:style-name="Table1.D2" office:value-type="string">
            <text:p text:style-name="P1">قَولًا</text:p>
          </table:table-cell>
        </table:table-row>
        <table:table-row>
          <table:table-cell table:style-name="Table1.A2" office:value-type="string">
            <text:p text:style-name="P16">To testify</text:p>
          </table:table-cell>
          <table:table-cell table:style-name="Table1.A2" office:value-type="string">
            <text:p text:style-name="P1">شَهِدَ</text:p>
          </table:table-cell>
          <table:table-cell table:style-name="Table1.A2" office:value-type="string">
            <text:p text:style-name="P1">يشهَدُ</text:p>
          </table:table-cell>
          <table:table-cell table:style-name="Table1.D2" office:value-type="string">
            <text:p text:style-name="P1">شَهَادَةً</text:p>
          </table:table-cell>
        </table:table-row>
        <table:table-row>
          <table:table-cell table:style-name="Table1.A2" office:value-type="string">
            <text:p text:style-name="P16">To know</text:p>
          </table:table-cell>
          <table:table-cell table:style-name="Table1.A2" office:value-type="string">
            <text:p text:style-name="P1">عَلِمَ</text:p>
          </table:table-cell>
          <table:table-cell table:style-name="Table1.A2" office:value-type="string">
            <text:p text:style-name="P1">يَعْلَمُ</text:p>
          </table:table-cell>
          <table:table-cell table:style-name="Table1.D2" office:value-type="string">
            <text:p text:style-name="P1">عِلْمًا</text:p>
          </table:table-cell>
        </table:table-row>
        <table:table-row>
          <table:table-cell table:style-name="Table1.A2" office:value-type="string">
            <text:p text:style-name="P16">To lie</text:p>
          </table:table-cell>
          <table:table-cell table:style-name="Table1.A2" office:value-type="string">
            <text:p text:style-name="P5">كَذَبَ</text:p>
          </table:table-cell>
          <table:table-cell table:style-name="Table1.A2" office:value-type="string">
            <text:p text:style-name="P5">يِكْذِبُ</text:p>
          </table:table-cell>
          <table:table-cell table:style-name="Table1.D2" office:value-type="string">
            <text:p text:style-name="P5">كِذْبًا</text:p>
          </table:table-cell>
        </table:table-row>
        <table:table-row>
          <table:table-cell table:style-name="Table1.A2" office:value-type="string">
            <text:p text:style-name="P11">To block</text:p>
          </table:table-cell>
          <table:table-cell table:style-name="Table1.A2" office:value-type="string">
            <text:p text:style-name="P9">صَدَّ</text:p>
          </table:table-cell>
          <table:table-cell table:style-name="Table1.A2" office:value-type="string">
            <text:p text:style-name="P9">يَصُدُّ</text:p>
          </table:table-cell>
          <table:table-cell table:style-name="Table1.D2" office:value-type="string">
            <text:p text:style-name="P9">صَد<text:span text:style-name="T2">ًّ</text:span>ا</text:p>
          </table:table-cell>
        </table:table-row>
        <table:table-row>
          <table:table-cell table:style-name="Table1.A2" office:value-type="string">
            <text:p text:style-name="P16">To do</text:p>
          </table:table-cell>
          <table:table-cell table:style-name="Table1.A2" office:value-type="string">
            <text:p text:style-name="P1">عَمِلَ</text:p>
          </table:table-cell>
          <table:table-cell table:style-name="Table1.A2" office:value-type="string">
            <text:p text:style-name="P1">يَعْمَلُ</text:p>
          </table:table-cell>
          <table:table-cell table:style-name="Table1.D2" office:value-type="string">
            <text:p text:style-name="P1">عَمَلًا</text:p>
          </table:table-cell>
        </table:table-row>
        <table:table-row>
          <table:table-cell table:style-name="Table1.A2" office:value-type="string">
            <text:p text:style-name="P16"><text:s/>To disbelieve </text:p>
          </table:table-cell>
          <table:table-cell table:style-name="Table1.A2" office:value-type="string">
            <text:p text:style-name="P1">كَفَرَ</text:p>
          </table:table-cell>
          <table:table-cell table:style-name="Table1.A2" office:value-type="string">
            <text:p text:style-name="P1">يَكْف<text:span text:style-name="T1">ِ</text:span>رُ</text:p>
          </table:table-cell>
          <table:table-cell table:style-name="Table1.D2" office:value-type="string">
            <text:p text:style-name="P1">كُفْرًا</text:p>
          </table:table-cell>
        </table:table-row>
        <table:table-row>
          <table:table-cell table:style-name="Table1.A2" office:value-type="string">
            <text:p text:style-name="P16">To seal</text:p>
          </table:table-cell>
          <table:table-cell table:style-name="Table1.A2" office:value-type="string">
            <text:p text:style-name="P2">طَبَعَ</text:p>
          </table:table-cell>
          <table:table-cell table:style-name="Table1.A2" office:value-type="string">
            <text:p text:style-name="P2">يَطْبَعُ</text:p>
          </table:table-cell>
          <table:table-cell table:style-name="Table1.D2" office:value-type="string">
            <text:p text:style-name="P2">طَبْعًا</text:p>
          </table:table-cell>
        </table:table-row>
        <table:table-row>
          <table:table-cell table:style-name="Table1.A2" office:value-type="string">
            <text:p text:style-name="P16">To understand deeply</text:p>
          </table:table-cell>
          <table:table-cell table:style-name="Table1.A2" office:value-type="string">
            <text:p text:style-name="P2">فَقِهَ</text:p>
          </table:table-cell>
          <table:table-cell table:style-name="Table1.A2" office:value-type="string">
            <text:p text:style-name="P2">يَفْقَهُ</text:p>
          </table:table-cell>
          <table:table-cell table:style-name="Table1.D2" office:value-type="string">
            <text:p text:style-name="P2">فِقْهًا</text:p>
          </table:table-cell>
        </table:table-row>
        <table:table-row>
          <table:table-cell table:style-name="Table1.A2" office:value-type="string">
            <text:p text:style-name="P16">To see</text:p>
          </table:table-cell>
          <table:table-cell table:style-name="Table1.A2" office:value-type="string">
            <text:p text:style-name="P3">رَأَي</text:p>
          </table:table-cell>
          <table:table-cell table:style-name="Table1.A2" office:value-type="string">
            <text:p text:style-name="P3">يَرَي</text:p>
          </table:table-cell>
          <table:table-cell table:style-name="Table1.D2" office:value-type="string">
            <text:p text:style-name="P3">رُؤْيَةً</text:p>
          </table:table-cell>
        </table:table-row>
        <table:table-row>
          <table:table-cell table:style-name="Table1.A2" office:value-type="string">
            <text:p text:style-name="P16">To watch-out</text:p>
          </table:table-cell>
          <table:table-cell table:style-name="Table1.A2" office:value-type="string">
            <text:p text:style-name="P3">حَذِرَ</text:p>
          </table:table-cell>
          <table:table-cell table:style-name="Table1.A2" office:value-type="string">
            <text:p text:style-name="P3">يَحْذَرُ</text:p>
          </table:table-cell>
          <table:table-cell table:style-name="Table1.D2" office:value-type="string">
            <text:p text:style-name="P3">حِذْرًا</text:p>
          </table:table-cell>
        </table:table-row>
        <table:table-row>
          <table:table-cell table:style-name="Table1.A2" office:value-type="string">
            <text:p text:style-name="P11">To deviate</text:p>
          </table:table-cell>
          <table:table-cell table:style-name="Table1.A2" office:value-type="string">
            <text:p text:style-name="P10">أَف<text:span text:style-name="T10">ِ</text:span>كَ</text:p>
          </table:table-cell>
          <table:table-cell table:style-name="Table1.A2" office:value-type="string">
            <text:p text:style-name="P10">يَأْف<text:span text:style-name="T10">َ</text:span>كُ</text:p>
          </table:table-cell>
          <table:table-cell table:style-name="Table1.D2" office:value-type="string">
            <text:p text:style-name="P10"><text:span text:style-name="T10">إِ</text:span>فْكًا</text:p>
          </table:table-cell>
        </table:table-row>
        <text:soft-page-break/>
        <table:table-row>
          <table:table-cell table:style-name="Table1.A2" office:value-type="string">
            <text:p text:style-name="P16">Come!</text:p>
          </table:table-cell>
          <table:table-cell table:style-name="Table1.A2" office:value-type="string">
            <text:p text:style-name="P3">تَعَالْ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6">To turn around</text:p>
          </table:table-cell>
          <table:table-cell table:style-name="Table1.A2" office:value-type="string">
            <text:p text:style-name="P3">لَوَّوْا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6">To forgive</text:p>
          </table:table-cell>
          <table:table-cell table:style-name="Table1.A2" office:value-type="string">
            <text:p text:style-name="P3">غَفَرَ</text:p>
          </table:table-cell>
          <table:table-cell table:style-name="Table1.A2" office:value-type="string">
            <text:p text:style-name="P3">يَغْفِرُ</text:p>
          </table:table-cell>
          <table:table-cell table:style-name="Table1.D2" office:value-type="string">
            <text:p text:style-name="P3">غُفْرًا</text:p>
          </table:table-cell>
        </table:table-row>
        <table:table-row>
          <table:table-cell table:style-name="Table1.A2" office:value-type="string">
            <text:p text:style-name="P16">To guide</text:p>
          </table:table-cell>
          <table:table-cell table:style-name="Table1.A2" office:value-type="string">
            <text:p text:style-name="P4">هَدَي</text:p>
          </table:table-cell>
          <table:table-cell table:style-name="Table1.A2" office:value-type="string">
            <text:p text:style-name="P4">يَهْدِي</text:p>
          </table:table-cell>
          <table:table-cell table:style-name="Table1.D2" office:value-type="string">
            <text:p text:style-name="P4">هُدًا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4"/>
          </table:table-cell>
        </table:table-row>
      </table:table>
      <text:p text:style-name="P32"/>
      <text:p text:style-name="P31">Big Families (meanings only)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مُنَافِقُونَ</text:p>
          </table:table-cell>
          <table:table-cell table:style-name="Table2.B1" office:value-type="string">
            <text:p text:style-name="P14">To hypocrite</text:p>
          </table:table-cell>
        </table:table-row>
        <table:table-row>
          <table:table-cell table:style-name="Table2.A2" office:value-type="string">
            <text:p text:style-name="P14">اِتَّجَذُوا</text:p>
          </table:table-cell>
          <table:table-cell table:style-name="Table2.B2" office:value-type="string">
            <text:p text:style-name="P14">To take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14"/>
          </table:table-cell>
        </table:table-row>
      </table:table>
      <text:p text:style-name="P31"/>
      <text:p text:style-name="P12"><text:span text:style-name="T5">Ims</text:span><text:span text:style-name="T4"> (</text:span><text:span text:style-name="T5">singular and broken plurals</text:span><text:span text:style-name="T4">):</text:span>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0">Singular</text:p>
          </table:table-cell>
          <table:table-cell table:style-name="Table3.A1" office:value-type="string">
            <text:p text:style-name="P20">s-meaning</text:p>
          </table:table-cell>
          <table:table-cell table:style-name="Table3.A1" office:value-type="string">
            <text:p text:style-name="P20">BP</text:p>
          </table:table-cell>
          <table:table-cell table:style-name="Table3.D1" office:value-type="string">
            <text:p text:style-name="P20">Bp meaning</text:p>
          </table:table-cell>
        </table:table-row>
        <table:table-row>
          <table:table-cell table:style-name="Table3.A2" office:value-type="string">
            <text:p text:style-name="P20">يَمِينٌ</text:p>
          </table:table-cell>
          <table:table-cell table:style-name="Table3.A2" office:value-type="string">
            <text:p text:style-name="P20">Right hand</text:p>
          </table:table-cell>
          <table:table-cell table:style-name="Table3.A2" office:value-type="string">
            <text:p text:style-name="P20">أَيمَنٌ</text:p>
          </table:table-cell>
          <table:table-cell table:style-name="Table3.D2" office:value-type="string">
            <text:p text:style-name="P20">Oaths</text:p>
          </table:table-cell>
        </table:table-row>
        <table:table-row>
          <table:table-cell table:style-name="Table3.A2" office:value-type="string">
            <text:p text:style-name="P20">جُنَّةٌ</text:p>
          </table:table-cell>
          <table:table-cell table:style-name="Table3.A2" office:value-type="string">
            <text:p text:style-name="P20">Shield</text:p>
          </table:table-cell>
          <table:table-cell table:style-name="Table3.A2" office:value-type="string">
            <text:p text:style-name="P21">--</text:p>
          </table:table-cell>
          <table:table-cell table:style-name="Table3.D2" office:value-type="string">
            <text:p text:style-name="P21">--</text:p>
          </table:table-cell>
        </table:table-row>
        <text:soft-page-break/>
        <table:table-row>
          <table:table-cell table:style-name="Table3.A2" office:value-type="string">
            <text:p text:style-name="P22">قُلُوبٌ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D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2">أَجْسَامٌ</text:p>
          </table:table-cell>
          <table:table-cell table:style-name="Table3.D2" office:value-type="string">
            <text:p text:style-name="P23">Bodies</text:p>
          </table:table-cell>
        </table:table-row>
        <table:table-row>
          <table:table-cell table:style-name="Table3.A2" office:value-type="string">
            <text:p text:style-name="P24">صَيحَةٌ</text:p>
          </table:table-cell>
          <table:table-cell table:style-name="Table3.A2" office:value-type="string">
            <text:p text:style-name="P24">Shout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5">عَدُوٌّ</text:p>
          </table:table-cell>
          <table:table-cell table:style-name="Table3.A2" office:value-type="string">
            <text:p text:style-name="P25">enemy</text:p>
          </table:table-cell>
          <table:table-cell table:style-name="Table3.A2" office:value-type="string">
            <text:p text:style-name="P26"/>
          </table:table-cell>
          <table:table-cell table:style-name="Table3.D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3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ora1" svg:font-family="Lora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ora" fo:font-size="12pt" fo:language="en" fo:country="US" style:letter-kerning="true" style:font-name-asian="Noto Sans CJK SC" style:font-size-asian="10.5pt" style:language-asian="zh" style:country-asian="CN" style:font-name-complex="KFGQPC Uthmanic Script HAF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ora" fo:font-size="12pt" fo:language="en" fo:country="US" style:letter-kerning="true" style:font-name-asian="Noto Sans CJK SC" style:font-size-asian="10.5pt" style:language-asian="zh" style:country-asian="CN" style:font-name-complex="KFGQPC Uthmanic Script HAF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KFGQPC Uthmanic Script HAFS" style:font-family-complex="'KFGQPC Uthmanic Script HAFS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ora" fo:font-family="Lora" style:font-size-asian="12pt" style:font-name-complex="KFGQPC Uthmanic Script HAFS" style:font-family-complex="'KFGQPC Uthmanic Script HAFS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ora" fo:font-family="Lora" fo:font-size="12pt" fo:font-style="italic" style:font-size-asian="12pt" style:font-style-asian="italic" style:font-name-complex="KFGQPC Uthmanic Script HAFS" style:font-family-complex="'KFGQPC Uthmanic Script HAF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ra" fo:font-family="Lora" style:font-size-asian="12pt" style:font-name-complex="KFGQPC Uthmanic Script HAFS" style:font-family-complex="'KFGQPC Uthmanic Script HAFS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kib</meta:initial-creator>
    <meta:creation-date>2023-08-07T20:23:24.999269719</meta:creation-date>
    <dc:date>2023-08-09T13:28:14.931903895</dc:date>
    <dc:creator>Sakib</dc:creator>
    <meta:editing-duration>PT5H25M12S</meta:editing-duration>
    <meta:editing-cycles>32</meta:editing-cycles>
    <meta:generator>LibreOffice/7.5.5.2$Linux_X86_64 LibreOffice_project/50$Build-2</meta:generator>
    <meta:document-statistic meta:table-count="3" meta:image-count="0" meta:object-count="0" meta:page-count="4" meta:paragraph-count="96" meta:word-count="144" meta:character-count="670" meta:non-whitespace-character-count="619"/>
  </office:meta>
</office:document-meta>
</file>